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CAYA DE CANO, SANTOS GLADIS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AQP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CAYA DE CANO, SANTOS GLADIS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ATOS MUSCOVY:</text:p>
          </table:table-cell>
          <table:covered-table-cell/>
          <table:table-cell table:style-name="Tabla1.C5" table:number-columns-spanned="2" office:value-type="string">
            <text:p text:style-name="P19">24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28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105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8:2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973005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27T22:10:03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